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lot3</text:p>
      <text:p text:style-name="Standard">data &lt;- read.csv("C:/Users/HP/Documents/RCourses/hwproject.txt", sep=";", na.strings = "?", nrows= 500000, stringsAsFactors=FALSE, </text:p>
      <text:p text:style-name="Standard">colClasses=c("character", "character", "numeric", "numeric", "numeric", "numeric", "numeric", "numeric", "numeric"))</text:p>
      <text:p text:style-name="Standard"/>
      <text:p text:style-name="Standard">data1 &lt;- data[(data$Date == "1/2/2007" | data$Date == "2/2/2007"), ]</text:p>
      <text:p text:style-name="Standard"><text:s/>data1$unixTime = strptime(paste(data1$Date, data1$Time), "%d/%m/%Y %H:%M:%S")</text:p>
      <text:p text:style-name="Standard">Sys.setlocale("LC_TIME", "English")</text:p>
      <text:p text:style-name="Standard">png(filename = "plot3.png", width = 480, height = 480)</text:p>
      <text:p text:style-name="Standard">plot(c(data1$unixTime,data1$unixTime,data1$unixTime), c(data1$Sub_metering_1, data1$Sub_metering_2, data1$Sub_metering_3), type = "n", ylab = "Energy sub metering", xlab="")</text:p>
      <text:p text:style-name="Standard">lines(data1$unixTime, data1$Sub_metering_1, col="black")</text:p>
      <text:p text:style-name="Standard">lines(data1$unixTime, data1$Sub_metering_2, col="red")</text:p>
      <text:p text:style-name="Standard">lines(data1$unixTime, data1$Sub_metering_3, col="blue")</text:p>
      <text:p text:style-name="Standard">legend("topright", c("Sub_metering_1", "Sub_metering_2", "Sub_metering_3"), lty=c(1,1), col=c("black", "red", "blue"))</text:p>
      <text:p text:style-name="Standard">dev.off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ou Sanda Dourhamane</meta:initial-creator>
    <meta:creation-date>2015-02-08T05:21:56.32</meta:creation-date>
    <dc:date>2015-02-08T05:37:06.43</dc:date>
    <dc:creator>Abdou Sanda Dourhamane</dc:creator>
    <meta:editing-duration>PT51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3" meta:word-count="79" meta:character-count="954"/>
  </office:meta>
</office:document-meta>
</file>